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35H06M17.110050999S" calcext:value-type="time">
            <text:p>1435:06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32H15M46.21S" calcext:value-type="time">
            <text:p>32:1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 style:data-style-name="N2" text:time-value="07:38:52.4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1T08:58:36.742000000</dc:date>
    <meta:editing-duration>P63DT20H39M34S</meta:editing-duration>
    <meta:editing-cycles>1690</meta:editing-cycles>
    <meta:generator>LibreOffice/7.2.6.2$Windows_X86_64 LibreOffice_project/b0ec3a565991f7569a5a7f5d24fed7f52653d754</meta:generator>
    <dc:creator>Benjamin Laws</dc:creator>
    <meta:document-statistic meta:table-count="2" meta:cell-count="2038" meta:object-count="0"/>
  </office:meta>
</office:document-meta>
</file>